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6.87916666666667cm"/>
    </style:style>
    <style:style style:name="co3" style:family="table-column">
      <style:table-column-properties fo:break-before="auto" style:column-width="5.76791666666667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Normal img processing time</text:p>
          </table:table-cell>
          <table:table-cell office:value-type="string" table:style-name="ce3">
            <text:p>multithread img processing time</text:p>
          </table:table-cell>
          <table:table-cell office:value-type="string" table:style-name="ce3">
            <text:p>MPI img processing time</text:p>
          </table:table-cell>
          <table:table-cell office:value-type="string" table:style-name="ce2">
            <text:p>Cuda img processing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2.6833899999999998E-4" table:style-name="ce4">
            <text:p>0.000268339</text:p>
          </table:table-cell>
          <table:table-cell office:value-type="float" office:value="4.4922300000000001E-4" table:style-name="ce4">
            <text:p>0.000449223</text:p>
          </table:table-cell>
          <table:table-cell office:value-type="float" office:value="1.1900000000000001E-3" table:style-name="ce4">
            <text:p>0.00119</text:p>
          </table:table-cell>
          <table:table-cell office:value-type="float" office:value="3.5488400000000003E-4" table:style-name="ce4">
            <text:p>0.000354884</text:p>
          </table:table-cell>
          <table:table-cell table:number-columns-repeated="16380"/>
        </table:table-row>
        <table:table-row table:style-name="ro2">
          <table:table-cell office:value-type="float" office:value="2.34725E-4" table:style-name="ce4">
            <text:p>0.000234725</text:p>
          </table:table-cell>
          <table:table-cell office:value-type="float" office:value="4.7278000000000001E-4" table:style-name="ce4">
            <text:p>0.00047278</text:p>
          </table:table-cell>
          <table:table-cell office:value-type="float" office:value="4.0999999999999999E-4" table:style-name="ce4">
            <text:p>0.00041</text:p>
          </table:table-cell>
          <table:table-cell office:value-type="float" office:value="1.7987499999999999E-4" table:style-name="ce4">
            <text:p>0.000179875</text:p>
          </table:table-cell>
          <table:table-cell table:number-columns-repeated="16380"/>
        </table:table-row>
        <table:table-row table:style-name="ro2">
          <table:table-cell office:value-type="float" office:value="2.83066E-4" table:style-name="ce4">
            <text:p>0.000283066</text:p>
          </table:table-cell>
          <table:table-cell office:value-type="float" office:value="4.6248300000000002E-4" table:style-name="ce4">
            <text:p>0.000462483</text:p>
          </table:table-cell>
          <table:table-cell office:value-type="float" office:value="6.8999999999999997E-4" table:style-name="ce4">
            <text:p>0.00069</text:p>
          </table:table-cell>
          <table:table-cell office:value-type="float" office:value="1.8115399999999999E-4" table:style-name="ce4">
            <text:p>0.000181154</text:p>
          </table:table-cell>
          <table:table-cell table:number-columns-repeated="16380"/>
        </table:table-row>
        <table:table-row table:style-name="ro2">
          <table:table-cell office:value-type="float" office:value="3.3323100000000002E-4" table:style-name="ce4">
            <text:p>0.000333231</text:p>
          </table:table-cell>
          <table:table-cell office:value-type="float" office:value="5.15596E-4" table:style-name="ce4">
            <text:p>0.000515596</text:p>
          </table:table-cell>
          <table:table-cell office:value-type="float" office:value="3.8000000000000002E-4" table:style-name="ce4">
            <text:p>0.00038</text:p>
          </table:table-cell>
          <table:table-cell office:value-type="float" office:value="1.79569E-4" table:style-name="ce4">
            <text:p>0.000179569</text:p>
          </table:table-cell>
          <table:table-cell table:number-columns-repeated="16380"/>
        </table:table-row>
        <table:table-row table:style-name="ro2">
          <table:table-cell office:value-type="float" office:value="2.78917E-4" table:style-name="ce4">
            <text:p>0.000278917</text:p>
          </table:table-cell>
          <table:table-cell office:value-type="float" office:value="5.2605000000000002E-4" table:style-name="ce4">
            <text:p>0.00052605</text:p>
          </table:table-cell>
          <table:table-cell office:value-type="float" office:value="4.8000000000000001E-4" table:style-name="ce4">
            <text:p>0.00048</text:p>
          </table:table-cell>
          <table:table-cell office:value-type="float" office:value="1.75911E-4" table:style-name="ce4">
            <text:p>0.000175911</text:p>
          </table:table-cell>
          <table:table-cell table:number-columns-repeated="16380"/>
        </table:table-row>
        <table:table-row table:style-name="ro2">
          <table:table-cell office:value-type="float" office:value="2.8020600000000002E-4" table:style-name="ce4">
            <text:p>0.000280206</text:p>
          </table:table-cell>
          <table:table-cell office:value-type="float" office:value="4.8616600000000001E-4" table:style-name="ce4">
            <text:p>0.000486166</text:p>
          </table:table-cell>
          <table:table-cell office:value-type="float" office:value="8.0000000000000004E-4" table:style-name="ce4">
            <text:p>0.0008</text:p>
          </table:table-cell>
          <table:table-cell office:value-type="float" office:value="1.7648800000000001E-4" table:style-name="ce4">
            <text:p>0.000176488</text:p>
          </table:table-cell>
          <table:table-cell table:number-columns-repeated="16380"/>
        </table:table-row>
        <table:table-row table:style-name="ro2">
          <table:table-cell office:value-type="float" office:value="3.0076300000000001E-4" table:style-name="ce4">
            <text:p>0.000300763</text:p>
          </table:table-cell>
          <table:table-cell office:value-type="float" office:value="4.7455700000000002E-4" table:style-name="ce4">
            <text:p>0.000474557</text:p>
          </table:table-cell>
          <table:table-cell office:value-type="float" office:value="2.16E-3" table:style-name="ce4">
            <text:p>0.00216</text:p>
          </table:table-cell>
          <table:table-cell office:value-type="float" office:value="1.7558600000000001E-4" table:style-name="ce4">
            <text:p>0.000175586</text:p>
          </table:table-cell>
          <table:table-cell table:number-columns-repeated="16380"/>
        </table:table-row>
        <table:table-row table:style-name="ro2">
          <table:table-cell office:value-type="float" office:value="2.5444900000000002E-4" table:style-name="ce4">
            <text:p>0.000254449</text:p>
          </table:table-cell>
          <table:table-cell office:value-type="float" office:value="5.15279E-4" table:style-name="ce4">
            <text:p>0.000515279</text:p>
          </table:table-cell>
          <table:table-cell office:value-type="float" office:value="6.4999999999999997E-4" table:style-name="ce4">
            <text:p>0.00065</text:p>
          </table:table-cell>
          <table:table-cell office:value-type="float" office:value="1.78517E-4" table:style-name="ce4">
            <text:p>0.000178517</text:p>
          </table:table-cell>
          <table:table-cell table:number-columns-repeated="16380"/>
        </table:table-row>
        <table:table-row table:style-name="ro2">
          <table:table-cell office:value-type="float" office:value="2.3487900000000001E-4" table:style-name="ce4">
            <text:p>0.000234879</text:p>
          </table:table-cell>
          <table:table-cell office:value-type="float" office:value="4.8439199999999999E-4" table:style-name="ce4">
            <text:p>0.000484392</text:p>
          </table:table-cell>
          <table:table-cell office:value-type="float" office:value="5.4000000000000001E-4" table:style-name="ce4">
            <text:p>0.00054</text:p>
          </table:table-cell>
          <table:table-cell office:value-type="float" office:value="1.7749199999999999E-4" table:style-name="ce4">
            <text:p>0.000177492</text:p>
          </table:table-cell>
          <table:table-cell table:number-columns-repeated="16380"/>
        </table:table-row>
        <table:table-row table:style-name="ro2">
          <table:table-cell office:value-type="float" office:value="2.6866299999999999E-4" table:style-name="ce4">
            <text:p>0.000268663</text:p>
          </table:table-cell>
          <table:table-cell office:value-type="float" office:value="4.9607199999999996E-4" table:style-name="ce4">
            <text:p>0.000496072</text:p>
          </table:table-cell>
          <table:table-cell office:value-type="float" office:value="8.1999999999999998E-4" table:style-name="ce4">
            <text:p>0.00082</text:p>
          </table:table-cell>
          <table:table-cell office:value-type="float" office:value="1.7553999999999999E-4" table:style-name="ce4">
            <text:p>0.00017554</text:p>
          </table:table-cell>
          <table:table-cell table:number-columns-repeated="16380"/>
        </table:table-row>
        <table:table-row table:style-name="ro2">
          <table:table-cell table:style-name="ce4"/>
          <table:table-cell table:number-columns-repeated="16383" table:style-name="ce1"/>
        </table:table-row>
        <table:table-row table:style-name="ro1">
          <table:table-cell office:value-type="string" table:style-name="ce3">
            <text:p>Mean value(in sec):</text:p>
          </table:table-cell>
          <table:table-cell office:value-type="string" table:style-name="ce3">
            <text:p>Mean value(in sec):</text:p>
          </table:table-cell>
          <table:table-cell office:value-type="string" table:style-name="ce3">
            <text:p>Mean value(in sec):</text:p>
          </table:table-cell>
          <table:table-cell office:value-type="string" table:style-name="ce3">
            <text:p>Mean value(in sec):</text:p>
          </table:table-cell>
          <table:table-cell table:number-columns-repeated="16380"/>
        </table:table-row>
        <table:table-row table:style-name="ro2">
          <table:table-cell office:value-type="float" office:value="2.7372380000000002E-4" table:formula="of:=AVERAGE([.A3:.A12])" table:style-name="ce5">
            <text:p>0.000273724</text:p>
          </table:table-cell>
          <table:table-cell office:value-type="float" office:value="4.882598E-4" table:formula="of:=AVERAGE([.B3:.B12])" table:style-name="ce5">
            <text:p>0.00048826</text:p>
          </table:table-cell>
          <table:table-cell office:value-type="float" office:value="8.12E-4" table:formula="of:=AVERAGE([.C3:.C12])" table:style-name="ce5">
            <text:p>0.000812</text:p>
          </table:table-cell>
          <table:table-cell office:value-type="float" office:value="1.9550159999999999E-4" table:formula="of:=AVERAGE([.D3:.D12])" table:style-name="ce5">
            <text:p>0.000195502</text:p>
          </table:table-cell>
          <table:table-cell table:number-columns-repeated="16380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Deadpool</dc:creator>
    <meta:creation-date>2018-12-28T19:18:26Z</meta:creation-date>
    <dc:date>2019-01-05T08:31:37Z</dc:date>
    <meta:editing-cycles>5</meta:editing-cycles>
    <meta:editing-duration>PT1991S</meta:editing-duration>
  </office:meta>
</office:document-meta>
</file>